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y de perturbat</text:p>
          </table:table-cell>
          <table:table-cell office:value-type="string" calcext:value-type="string">
            <text:p>stab phase</text:p>
          </table:table-cell>
          <table:table-cell office:value-type="string" calcext:value-type="string">
            <text:p>stab vites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 mess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7-06-12" calcext:value-type="date">
            <text:p>12/06/17</text:p>
          </table:table-cell>
          <table:table-cell table:style-name="ce1" office:value-type="string" calcext:value-type="string">
            <text:p>sim1D</text:p>
          </table:table-cell>
          <table:table-cell table:style-name="ce1"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12"/>
          <table:table-cell table:style-name="ce2" office:value-type="string" calcext:value-type="string">
            <text:p>Pressure and xVelocityunstable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2D07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0.1*[.I10]" office:value-type="float" office:value="0.025" calcext:value-type="float">
            <text:p>0.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, see results in folder : no clear results, too big mes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0.1*[.I11]" office:value-type="float" office:value="0.025" calcext:value-type="float">
            <text:p>0.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0.01*[.I12]" office:value-type="float" office:value="0.0025" calcext:value-type="float">
            <text:p>0.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0.001*[.I13]" office:value-type="float" office:value="0.00025" calcext:value-type="float">
            <text:p>0.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001*[.I14]" office:value-type="float" office:value="0.00025" calcext:value-type="float">
            <text:p>0.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date" office:date-value="2017-06-13" calcext:value-type="date">
            <text:p>13/06/17</text:p>
          </table:table-cell>
          <table:table-cell office:value-type="string" calcext:value-type="string">
            <text:p>sim2D13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0.01*[.I15]" office:value-type="float" office:value="0.0025" calcext:value-type="float">
            <text:p>0.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[.I18]" office:value-type="float" office:value="0.25" calcext:value-type="float">
            <text:p>0.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vec stab de 5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opped manually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abiliz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25" calcext:value-type="float">
            <text:p>0.125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3" office:value-type="time" office:time-value="PT16H49M00S" calcext:value-type="time">
            <text:p>16:49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m1D13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  <table:table-cell office:value-type="float" office:value="0.001" calcext:value-type="float">
            <text:p>0.001</text:p>
          </table:table-cell>
          <table:table-cell office:value-type="string" calcext:value-type="string">
            <text:p>stable et marche mais phase pas assez de pas pour se stabilisier au début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im2Dk</text:p>
          </table:table-cell>
          <table:table-cell table:number-columns-repeated="14"/>
          <table:table-cell office:value-type="float" office:value="0.001" calcext:value-type="float">
            <text:p>0.001</text:p>
          </table:table-cell>
          <table:table-cell office:value-type="string" calcext:value-type="string">
            <text:p>stopped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00" calcext:value-type="float">
            <text:p>150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date" office:date-value="2017-06-22" calcext:value-type="date">
            <text:p>22/06/17</text:p>
          </table:table-cell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pped manually because the phase would not change after stabilization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7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2,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3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8,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date" office:date-value="2017-06-23" calcext:value-type="date">
            <text:p>23/06/17</text:p>
          </table:table-cell>
          <table:table-cell office:value-type="string" calcext:value-type="string">
            <text:p>randtry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date" office:date-value="2017-06-26" calcext:value-type="date">
            <text:p>26/06/17</text:p>
          </table:table-cell>
          <table:table-cell office:value-type="string" calcext:value-type="string">
            <text:p>essai1 avec GMRES solveru</text:p>
          </table:table-cell>
          <table:table-cell table:number-columns-repeated="11"/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pas d’arret mais plus de valeu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ssai1 avec defaultsolver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date" office:date-value="2017-06-27" calcext:value-type="date">
            <text:p>27/06/17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date" office:date-value="2017-06-28" calcext:value-type="date">
            <text:p>28/06/17</text:p>
          </table:table-cell>
          <table:table-cell office:value-type="string" calcext:value-type="string">
            <text:p>sim2dk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string" calcext:value-type="string">
            <text:p>does not work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essai1</text:p>
          </table:table-cell>
          <table:table-cell office:value-type="string" calcext:value-type="string">
            <text:p>sans cond de la fin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début à 0,1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ébut à 0,4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617" calcext:value-type="float">
            <text:p>300617</text:p>
          </table:table-cell>
          <table:table-cell office:value-type="string" calcext:value-type="string">
            <text:p>sim30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0.03" calcext:value-type="float">
            <text:p>0.03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8"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1:26:14.765659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46:48.328203558</meta:creation-date>
    <dc:date>2017-06-30T11:31:42.026782225</dc:date>
    <meta:editing-duration>P1DT12H3M51S</meta:editing-duration>
    <meta:editing-cycles>14</meta:editing-cycles>
    <meta:generator>LibreOffice/5.1.6.2$Linux_X86_64 LibreOffice_project/10m0$Build-2</meta:generator>
    <meta:document-statistic meta:table-count="1" meta:cell-count="491" meta:object-count="0"/>
  </office:meta>
</office:document-meta>
</file>